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ccff"/>
    </style:style>
    <style:style style:name="gr8" style:family="graphic" style:parent-style-name="standard">
      <style:graphic-properties draw:fill="solid" draw:fill-color="#c0c0c0" draw:fill-gradient-name="Gradient_20_1" draw:fill-hatch-name="Black_20_45_20_Degrees_20_Wide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1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0.755cm"/>
    </style:style>
    <style:style style:name="gr17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8" style:family="graphic" style:parent-style-name="standard">
      <style:graphic-properties draw:stroke="solid" svg:stroke-color="#000000" draw:fill="solid" draw:fill-color="#c0c0c0" fo:min-height="1.47cm"/>
    </style:style>
    <style:style style:name="gr19" style:family="graphic" style:parent-style-name="standard">
      <style:graphic-properties draw:stroke="solid" draw:fill="solid" draw:fill-color="#ffcc99" fo:min-height="1.133cm"/>
    </style:style>
    <style:style style:name="gr20" style:family="graphic" style:parent-style-name="standard">
      <style:graphic-properties draw:stroke="solid" svg:stroke-color="#000000" draw:fill="solid" draw:fill-color="#c0c0c0" fo:min-height="0.91cm"/>
    </style:style>
    <style:style style:name="gr21" style:family="graphic" style:parent-style-name="standard">
      <style:graphic-properties svg:stroke-width="0.1cm" draw:marker-start-width="0.35cm" draw:marker-end="Rounded_20_short_20_Arrow" draw:marker-end-width="0.45cm" svg:stroke-opacity="70%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ff0000" draw:marker-start-width="0.35cm" draw:marker-end="Rounded_20_short_20_Arrow" draw:marker-end-width="0.45cm" svg:stroke-opacity="70%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ff6309" draw:marker-start-width="0.35cm" draw:marker-end="Rounded_20_short_20_Arrow" draw:marker-end-width="0.45cm" svg:stroke-opacity="60%" draw:fill="solid" draw:fill-color="#e6ff00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6309" draw:marker-start-width="0.35cm" draw:marker-end="Rounded_20_short_20_Arrow" draw:marker-end-width="0.45cm" svg:stroke-opacity="70%" fo:padding-top="0.175cm" fo:padding-bottom="0.175cm" fo:padding-left="0.3cm" fo:padding-right="0.3cm"/>
    </style:style>
    <style:style style:name="gr25" style:family="graphic" style:parent-style-name="standard">
      <style:graphic-properties draw:stroke="none" draw:fill="none" fo:min-height="0.476cm"/>
    </style:style>
    <style:style style:name="gr26" style:family="graphic" style:parent-style-name="standard">
      <style:graphic-properties draw:stroke="none" draw:fill="none" fo:min-height="0.491cm"/>
    </style:style>
    <style:style style:name="gr2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9" style:family="graphic" style:parent-style-name="standard">
      <style:graphic-properties draw:stroke="none" draw:fill="none" fo:min-height="1.839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9.5pt" style:font-size-asian="9.5pt" style:font-size-complex="9.5pt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size="10pt" style:font-size-asian="18pt" style:font-size-complex="18pt"/>
    </style:style>
    <style:style style:name="P8" style:family="paragraph"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P10" style:family="paragraph"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style:paragraph-properties fo:text-align="center"/>
      <style:text-properties fo:font-size="10pt" fo:font-weight="bold" style:font-size-asian="18pt" style:font-weight-asian="bold" style:font-size-complex="18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9.5pt" style:font-size-asian="9.5pt" style:font-size-complex="9.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.5pt" fo:font-weight="bold" style:font-size-asian="9.5pt" style:font-weight-asian="bold" style:font-size-complex="9.5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0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3.307cm" svg:height="17.991cm" svg:x="1.135cm" svg:y="1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72cm" svg:height="13.547cm" svg:x="1.342cm" svg:y="5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61cm" svg:height="13.551cm" svg:x="18.326cm" svg:y="5.7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891cm" svg:height="6.112cm" svg:x="19.516cm" svg:y="8.1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91cm" svg:height="8.583cm" svg:x="19.622cm" svg:y="10.2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1.959cm" svg:height="2.101cm" svg:x="19.887cm" svg:y="14.439cm">
          <text:p/>
          <draw:enhanced-geometry svg:viewBox="0 0 21600 21600" draw:type="rectangle" draw:enhanced-path="M 0 0 L 21600 0 21600 21600 0 21600 0 0 Z N"/>
        </draw:custom-shape>
        <draw:polygon draw:style-name="gr7" draw:text-style-name="P2" draw:layer="layout" svg:width="9.71cm" svg:height="4.791cm" svg:x="1.572cm" svg:y="13.563cm" svg:viewBox="0 0 9711 4792" draw:points="0,0 7330,21 7356,2753 8626,2753 8635,2111 9711,3440 8688,4792 8652,4139 26,4162 26,3751">
          <text:p/>
        </draw:polygon>
        <draw:custom-shape draw:style-name="gr8" draw:text-style-name="P2" draw:layer="layout" svg:width="3.958cm" svg:height="9.428cm" draw:transform="rotate (-1.57079632679579) translate (11.179cm 11.151cm)">
          <text:p/>
          <draw:enhanced-geometry svg:viewBox="0 0 21600 21600" draw:mirror-vertical="true" draw:mirror-horizontal="true" draw:text-areas="0 0 21600 ?f0" draw:type="down-arrow-callout" draw:modifiers="17916.8778095627 722.989102231448 19143.8496117695 3514.06331084587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9" draw:text-style-name="P3" draw:layer="layout" svg:width="13.828cm" svg:height="2.688cm" svg:x="2.607cm" svg:y="2.519cm">
          <text:p text:style-name="P2"><text:span text:style-name="T1">Transferencia Tecnológica y de Conocimientos en el área de</text:span></text:p>
          <text:p text:style-name="P2"><text:span text:style-name="T1">Sistemas Embebido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947cm" svg:height="1.441cm" svg:x="1.96cm" svg:y="6.396cm">
          <text:p text:style-name="P2"><text:span text:style-name="T2">Actividades para una</text:span></text:p>
          <text:p text:style-name="P2"><text:span text:style-name="T2">transferencia exitosa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947cm" svg:height="1.441cm" svg:x="11.19cm" svg:y="6.391cm">
          <text:p text:style-name="P2"><text:span text:style-name="T2">Concepción, Diseño,</text:span></text:p>
          <text:p text:style-name="P2"><text:span text:style-name="T2"><text:s/></text:span><text:span text:style-name="T2">Implementación y Operación de </text:span></text:p>
          <text:p text:style-name="P2"><text:span text:style-name="T2">Sistemas Embebido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302cm" svg:height="2.518cm" svg:x="7.886cm" svg:y="5.229cm">
          <text:p/>
          <draw:enhanced-geometry svg:viewBox="0 0 144 122" draw:mirror-horizontal="false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11" draw:text-style-name="P1" draw:layer="layout" svg:width="5.947cm" svg:height="1.441cm" svg:x="1.962cm" svg:y="8.786cm">
          <text:p text:style-name="P2"><text:span text:style-name="T2">Excelencia académic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1cm" svg:y="7.8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5.947cm" svg:height="1.441cm" svg:x="1.937cm" svg:y="11.148cm">
          <text:p text:style-name="P2"><text:span text:style-name="T2">Fomentar la Creación de Empresas</text:span></text:p>
          <text:p text:style-name="P2"><text:span text:style-name="T2">de base tecnológic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2cm" svg:y="10.2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5.947cm" svg:height="1.441cm" svg:x="1.964cm" svg:y="13.574cm">
          <text:p text:style-name="P2"><text:span text:style-name="T2">Fortalecer la relación</text:span></text:p>
          <text:p text:style-name="P2"><text:span text:style-name="T2">Universidad - Empres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3cm" svg:y="12.6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5.947cm" svg:height="1.441cm" svg:x="1.965cm" svg:y="15.957cm">
          <text:p text:style-name="P2"><text:span text:style-name="T2">Buscar Fondos para actividades</text:span></text:p>
          <text:p text:style-name="P2"><text:span text:style-name="T2">de Transferenica Tecnológic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4cm" svg:y="15.0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5" xml:id="id7" draw:id="id7" draw:layer="layout" svg:width="8.015cm" svg:height="2.592cm" svg:x="10.152cm" svg:y="8.181cm">
          <text:p text:style-name="P4"><text:span text:style-name="T3"><text:s text:c="2"/></text:span><text:span text:style-name="T3">-Evaluación y actualización de los planes académicos</text:span></text:p>
          <text:p text:style-name="P4"><text:span text:style-name="T3"><text:s text:c="2"/></text:span><text:span text:style-name="T3">-Adaptación a las necesidades locales</text:span></text:p>
          <text:p text:style-name="P4"><text:span text:style-name="T3"><text:s text:c="2"/></text:span><text:span text:style-name="T3">-Proporcionar habilidades requeridas por la industria</text:span></text:p>
          <text:p text:style-name="P4"><text:span text:style-name="T3"><text:s text:c="3"/></text:span><text:span text:style-name="T3">Innovación, Liderazgo y Emprendimiento</text:span></text:p>
          <text:p text:style-name="P4"><text:span text:style-name="T3"><text:s/></text:span><text:span text:style-name="T3">- Difusión de habilidades generales para el uso de</text:span></text:p>
          <text:p text:style-name="P4"><text:span text:style-name="T3"><text:s text:c="3"/></text:span><text:span text:style-name="T3">conocimiento científico entre todos los estratos</text:span></text:p>
          <text:p text:style-name="P4"><text:span text:style-name="T3"><text:s text:c="3"/></text:span><text:span text:style-name="T3">de la sociedad.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396cm" svg:x="13.652cm" svg:y="7.8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7" xml:id="id5" draw:id="id5" draw:layer="layout" svg:width="6.112cm" svg:height="5.285cm" svg:x="11.283cm" svg:y="13.135cm"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>- Alianzas con entidades públicas y </text:span></text:p>
          <text:p text:style-name="P6"><text:span text:style-name="T2"><text:s text:c="2"/></text:span><text:span text:style-name="T2">privadas para investigación aplicada</text:span></text:p>
          <text:p text:style-name="P6"><text:span text:style-name="T2"/></text:p>
          <text:p text:style-name="P6"><text:span text:style-name="T2">- Capacitación y Educación </text:span></text:p>
          <text:p text:style-name="P6"><text:span text:style-name="T2"><text:s text:c="2"/></text:span><text:span text:style-name="T2">Continuada</text:span></text:p>
          <text:p text:style-name="P6"><text:span text:style-name="T2"/></text:p>
          <text:p text:style-name="P6"><text:span text:style-name="T2">- Promover la transferencia tecnológi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xml:id="id1" draw:id="id1" draw:layer="layout" svg:width="5.947cm" svg:height="3.816cm" svg:x="11.164cm" svg:y="11.188cm">
          <text:p text:style-name="P6"><text:span text:style-name="T2">- Proporcionar herramientas para</text:span></text:p>
          <text:p text:style-name="P6"><text:span text:style-name="T2">mejorar la competitividad</text:span></text:p>
          <text:p text:style-name="P6"><text:span text:style-name="T2">- Proporcionar alternativas para los</text:span></text:p>
          <text:p text:style-name="P6"><text:span text:style-name="T2"><text:s text:c="2"/></text:span><text:span text:style-name="T2">procesos de producción.</text:span></text:p>
          <text:p text:style-name="P6"><text:span text:style-name="T2">- Realización de proyectos de </text:span></text:p>
          <text:p text:style-name="P6"><text:span text:style-name="T2"><text:s text:c="2"/></text:span><text:span text:style-name="T2">aplicación comercializables</text:span></text:p>
          <text:p text:style-name="P6"><text:span text:style-name="T2">- Transferencia tecnológica y</text:span></text:p>
          <text:p text:style-name="P6"><text:span text:style-name="T2"><text:s text:c="3"/></text:span><text:span text:style-name="T2">de conocimientos a la socieda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0.976cm" svg:height="0.418cm" svg:x="13.653cm" svg:y="10.7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" draw:layer="layout" svg:width="2.223cm" svg:height="0.873cm" svg:x="7.896cm" svg:y="9.0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8" draw:layer="layout" svg:width="12.144cm" svg:height="1.199cm" svg:x="1.52cm" svg:y="18.178cm">
          <draw:text-box>
            <text:p><text:span text:style-name="T1">Mejora de la plataforma tecnológica y</text:span></text:p>
            <text:p><text:span text:style-name="T1">Creación de una cultura de la transferenica tecnológica</text:span></text:p>
          </draw:text-box>
        </draw:frame>
        <draw:custom-shape draw:style-name="gr11" draw:text-style-name="P5" xml:id="id2" draw:id="id2" draw:layer="layout" svg:width="7.532cm" svg:height="1.835cm" svg:x="20.444cm" svg:y="10.379cm">
          <text:p text:style-name="P4"><text:span text:style-name="T3">Estudio en Diseño de Sistemas Embebidos:</text:span></text:p>
          <text:p text:style-name="P4"><text:span text:style-name="T3">Metodologías de Diseño, Técnicas de Fabricación</text:span></text:p>
          <text:p text:style-name="P4"><text:span text:style-name="T3">Desarrollo de Prototipos, Producción en masa</text:span></text:p>
          <text:p text:style-name="P4"><text:span text:style-name="T3">Programación utilizando herramientas G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12.452cm" svg:height="2.101cm" svg:x="19.919cm" svg:y="16.601cm">
          <text:p/>
          <draw:enhanced-geometry svg:viewBox="0 0 21600 21600" draw:type="rectangle" draw:enhanced-path="M 0 0 L 21600 0 21600 21600 0 21600 0 0 Z N"/>
        </draw:custom-shape>
        <draw:frame draw:style-name="gr18" draw:text-style-name="P9" xml:id="id4" draw:id="id4" draw:layer="layout" svg:width="7.352cm" svg:height="1.827cm" svg:x="20.596cm" svg:y="16.684cm">
          <draw:text-box>
            <text:p text:style-name="P4"><text:span text:style-name="T4">Creación de la empresa emQbit</text:span></text:p>
            <text:p text:style-name="P6"><text:span text:style-name="T4">pionera en Colombia en el desarrollo de Dispositivos Digitales utilizando herramientas GNU/Linux</text:span></text:p>
          </draw:text-box>
        </draw:frame>
        <draw:frame draw:style-name="gr19" draw:text-style-name="P5" xml:id="id8" draw:id="id8" draw:layer="layout" svg:width="7.496cm" svg:height="1.383cm" svg:x="20.432cm" svg:y="8.807cm">
          <draw:text-box>
            <text:p text:style-name="P4"><text:span text:style-name="T3">Creación y Aplicación del plan de estudios</text:span></text:p>
            <text:p text:style-name="P4"><text:span text:style-name="T5">CDIO</text:span><text:span text:style-name="T3"> a las asignaturas del área de Electrónica</text:span></text:p>
            <text:p text:style-name="P4"><text:span text:style-name="T3">Digital</text:span></text:p>
          </draw:text-box>
        </draw:frame>
        <draw:frame draw:style-name="gr19" draw:text-style-name="P5" xml:id="id6" draw:id="id6" draw:layer="layout" svg:width="7.496cm" svg:height="1.759cm" svg:x="20.463cm" svg:y="12.437cm">
          <draw:text-box>
            <text:p text:style-name="P4"><text:span text:style-name="T3">Generación de documentación en línea, listas de discusión y wikis sobre diseño, implementación y operación de Sistemas Embebidos</text:span></text:p>
          </draw:text-box>
        </draw:frame>
        <draw:frame draw:style-name="gr20" draw:text-style-name="P9" xml:id="id3" draw:id="id3" draw:layer="layout" svg:width="7.406cm" svg:height="1.827cm" svg:x="20.563cm" svg:y="14.55cm">
          <draw:text-box>
            <text:p text:style-name="P4"><text:span text:style-name="T4">Desarrollo de Plataformas de desarrollo abiertas y aplicaciones software bajo la licencia CC-BY-SA. Alianzas con facilidades <text:s/>para la producción en masa.</text:span></text:p>
          </draw:text-box>
        </draw:frame>
        <draw:connector draw:style-name="gr21" draw:text-style-name="P2" draw:layer="layout" draw:line-skew="0.898cm" svg:x1="17.111cm" svg:y1="13.096cm" svg:x2="20.444cm" svg:y2="11.296cm" draw:start-shape="id1" draw:start-glue-point="1" draw:end-shape="id2" svg:d="m17111 13096h2564v-1800h769">
          <text:p/>
        </draw:connector>
        <draw:connector draw:style-name="gr21" draw:text-style-name="P2" draw:layer="layout" draw:line-skew="0.836cm" svg:x1="17.111cm" svg:y1="13.096cm" svg:x2="20.563cm" svg:y2="15.463cm" draw:start-shape="id1" draw:start-glue-point="1" draw:end-shape="id3" svg:d="m17111 13096h2562v2367h890">
          <text:p/>
        </draw:connector>
        <draw:connector draw:style-name="gr21" draw:text-style-name="P2" draw:layer="layout" svg:x1="17.111cm" svg:y1="13.096cm" svg:x2="20.596cm" svg:y2="17.597cm" draw:start-shape="id1" draw:start-glue-point="1" draw:end-shape="id4" svg:d="m17111 13096h1742v4501h1743">
          <text:p/>
        </draw:connector>
        <draw:connector draw:style-name="gr22" draw:text-style-name="P2" draw:layer="layout" draw:line-skew="0.197cm" svg:x1="17.395cm" svg:y1="15.777cm" svg:x2="20.463cm" svg:y2="13.316cm" draw:start-shape="id5" draw:start-glue-point="1" draw:end-shape="id6" draw:end-glue-point="3" svg:d="m17395 15777h1745v-2461h1323">
          <text:p/>
        </draw:connector>
        <draw:connector draw:style-name="gr23" draw:text-style-name="P2" draw:layer="layout" draw:line-skew="-0.347cm" svg:x1="18.167cm" svg:y1="9.477cm" svg:x2="20.444cm" svg:y2="11.296cm" draw:start-shape="id7" draw:start-glue-point="1" draw:end-shape="id2" draw:end-glue-point="3" svg:d="m18167 9477h813v1819h1464">
          <text:p/>
        </draw:connector>
        <draw:connector draw:style-name="gr24" draw:text-style-name="P2" draw:layer="layout" draw:line-skew="-0.18cm" svg:x1="18.167cm" svg:y1="9.477cm" svg:x2="20.432cm" svg:y2="9.498cm" draw:start-shape="id7" draw:start-glue-point="1" draw:end-shape="id8" draw:end-glue-point="3" svg:d="m18167 9477h974v21h1291">
          <text:p/>
        </draw:connector>
        <draw:frame draw:style-name="gr25" draw:text-style-name="P8" draw:layer="layout" svg:width="4.392cm" svg:height="0.726cm" svg:x="27.707cm" svg:y="15.071cm">
          <draw:text-box>
            <text:p><text:span text:style-name="T1">Hardware Copyleft</text:span></text:p>
          </draw:text-box>
        </draw:frame>
        <draw:frame draw:style-name="gr25" draw:text-style-name="P8" draw:layer="layout" svg:width="3.99cm" svg:height="1.673cm" svg:x="27.909cm" svg:y="11.625cm">
          <draw:text-box>
            <text:p><text:span text:style-name="T1">Generación y</text:span></text:p>
            <text:p><text:span text:style-name="T1">Difusión de Conocimiento</text:span></text:p>
          </draw:text-box>
        </draw:frame>
        <draw:frame draw:style-name="gr25" draw:text-style-name="P8" draw:layer="layout" svg:width="7.7cm" svg:height="0.726cm" svg:x="23.053cm" svg:y="5.962cm">
          <draw:text-box>
            <text:p><text:span text:style-name="T1">Conocimiento como bien público</text:span></text:p>
          </draw:text-box>
        </draw:frame>
        <draw:frame draw:style-name="gr26" draw:text-style-name="P10" draw:layer="layout" svg:width="6.192cm" svg:height="1.979cm" svg:x="27.796cm" svg:y="8.198cm">
          <draw:text-box>
            <text:p><text:span text:style-name="T6">Creación de Habilidades Necesarias Para una Transferencia Tecnológica <text:s/>Exitosa</text:span></text:p>
          </draw:text-box>
        </draw:frame>
        <draw:frame draw:style-name="gr25" draw:text-style-name="P10" draw:layer="layout" svg:width="4.816cm" svg:height="1.115cm" svg:x="27.707cm" svg:y="17.082cm">
          <draw:text-box>
            <text:p><text:span text:style-name="T6">Creación de empresas de base tecnológica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25.985cm" svg:height="17.991cm" svg:x="1.135cm" svg:y="1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72cm" svg:height="13.547cm" svg:x="1.342cm" svg:y="5.7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8.476cm" svg:height="13.551cm" svg:x="18.326cm" svg:y="5.7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7.066cm" svg:height="6.112cm" svg:x="19.472cm" svg:y="8.1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25cm" svg:height="8.499cm" svg:x="19.622cm" svg:y="10.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095cm" svg:height="2.101cm" svg:x="19.887cm" svg:y="14.439cm">
          <text:p/>
          <draw:enhanced-geometry svg:viewBox="0 0 21600 21600" draw:type="rectangle" draw:enhanced-path="M 0 0 L 21600 0 21600 21600 0 21600 0 0 Z N"/>
        </draw:custom-shape>
        <draw:polygon draw:style-name="gr7" draw:text-style-name="P2" draw:layer="layout" svg:width="9.71cm" svg:height="4.791cm" svg:x="1.572cm" svg:y="13.563cm" svg:viewBox="0 0 9711 4792" draw:points="0,0 7330,21 7356,2753 8626,2753 8635,2111 9711,3440 8688,4792 8652,4139 26,4162 26,3751">
          <text:p/>
        </draw:polygon>
        <draw:custom-shape draw:style-name="gr8" draw:text-style-name="P2" draw:layer="layout" svg:width="3.958cm" svg:height="9.428cm" draw:transform="rotate (-1.57079632679579) translate (11.179cm 11.151cm)">
          <text:p/>
          <draw:enhanced-geometry svg:viewBox="0 0 21600 21600" draw:mirror-vertical="true" draw:mirror-horizontal="true" draw:text-areas="0 0 21600 ?f0" draw:type="down-arrow-callout" draw:modifiers="17916.8778095627 722.989102231448 19143.8496117695 3514.06331084587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9" draw:text-style-name="P3" draw:layer="layout" svg:width="13.828cm" svg:height="2.688cm" svg:x="2.607cm" svg:y="2.519cm">
          <text:p text:style-name="P2"><text:span text:style-name="T1">Transferencia Tecnológica y de Conocimientos en el área de</text:span></text:p>
          <text:p text:style-name="P2"><text:span text:style-name="T1">Sistemas Embebido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5.947cm" svg:height="1.441cm" svg:x="1.96cm" svg:y="6.396cm">
          <text:p text:style-name="P2"><text:span text:style-name="T7">Actividades para T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5.947cm" svg:height="1.441cm" svg:x="11.19cm" svg:y="6.391cm">
          <text:p text:style-name="P2"><text:span text:style-name="T7">Concepción, Diseño,</text:span></text:p>
          <text:p text:style-name="P2"><text:span text:style-name="T7"><text:s/></text:span><text:span text:style-name="T7">Implementación y Operación de </text:span></text:p>
          <text:p text:style-name="P2"><text:span text:style-name="T7">Sistemas Embebido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302cm" svg:height="2.518cm" svg:x="7.886cm" svg:y="5.229cm">
          <text:p/>
          <draw:enhanced-geometry svg:viewBox="0 0 144 122" draw:mirror-horizontal="false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11" draw:text-style-name="P11" draw:layer="layout" svg:width="5.947cm" svg:height="1.441cm" svg:x="1.962cm" svg:y="8.786cm">
          <text:p text:style-name="P2"><text:span text:style-name="T7">Excelencia académic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1cm" svg:y="7.8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1" draw:layer="layout" svg:width="5.947cm" svg:height="1.441cm" svg:x="1.937cm" svg:y="11.148cm">
          <text:p text:style-name="P2"><text:span text:style-name="T7">Creación de Empresas</text:span></text:p>
          <text:p text:style-name="P2"><text:span text:style-name="T7">de base tecnológic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2cm" svg:y="10.2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1" draw:layer="layout" svg:width="5.947cm" svg:height="1.441cm" svg:x="1.964cm" svg:y="13.574cm">
          <text:p text:style-name="P2"><text:span text:style-name="T7">Fortalecer la relación</text:span></text:p>
          <text:p text:style-name="P2"><text:span text:style-name="T7">Universidad - Empres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3cm" svg:y="12.6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1" draw:layer="layout" svg:width="5.947cm" svg:height="1.441cm" svg:x="1.965cm" svg:y="15.957cm">
          <text:p text:style-name="P2"><text:span text:style-name="T7">Buscar Fondos para actividades</text:span></text:p>
          <text:p text:style-name="P2"><text:span text:style-name="T7">de Transferenica Tecnológic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4cm" svg:y="15.0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5" xml:id="id14" draw:id="id14" draw:layer="layout" svg:width="8.015cm" svg:height="2.592cm" svg:x="10.152cm" svg:y="8.181cm">
          <text:p text:style-name="P4"><text:span text:style-name="T3"><text:s text:c="2"/></text:span><text:span text:style-name="T3">-Evaluación y actualización de los planes académicos</text:span></text:p>
          <text:p text:style-name="P4"><text:span text:style-name="T3"><text:s text:c="2"/></text:span><text:span text:style-name="T3">-Adaptación a las necesidades locales</text:span></text:p>
          <text:p text:style-name="P4"><text:span text:style-name="T3"><text:s text:c="2"/></text:span><text:span text:style-name="T3">-Proporcionar habilidades requeridas por la industria</text:span></text:p>
          <text:p text:style-name="P4"><text:span text:style-name="T3"><text:s text:c="3"/></text:span><text:span text:style-name="T3">Innovación, Liderazgo y Emprendimiento</text:span></text:p>
          <text:p text:style-name="P4"><text:span text:style-name="T3"><text:s/></text:span><text:span text:style-name="T3">- Difusión de habilidades generales para el uso de</text:span></text:p>
          <text:p text:style-name="P4"><text:span text:style-name="T3"><text:s text:c="3"/></text:span><text:span text:style-name="T3">conocimiento científico entre todos los estratos</text:span></text:p>
          <text:p text:style-name="P4"><text:span text:style-name="T3"><text:s text:c="3"/></text:span><text:span text:style-name="T3">de la sociedad.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396cm" svg:x="13.652cm" svg:y="7.8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7" xml:id="id13" draw:id="id13" draw:layer="layout" svg:width="6.112cm" svg:height="5.285cm" svg:x="11.283cm" svg:y="13.135cm"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>- Alianzas con entidades públicas y </text:span></text:p>
          <text:p text:style-name="P6"><text:span text:style-name="T2"><text:s text:c="2"/></text:span><text:span text:style-name="T2">privadas para investigación aplicada</text:span></text:p>
          <text:p text:style-name="P6"><text:span text:style-name="T2"/></text:p>
          <text:p text:style-name="P6"><text:span text:style-name="T2">- Capacitación y Educación </text:span></text:p>
          <text:p text:style-name="P6"><text:span text:style-name="T2"><text:s text:c="2"/></text:span><text:span text:style-name="T2">Continuada</text:span></text:p>
          <text:p text:style-name="P6"><text:span text:style-name="T2"/></text:p>
          <text:p text:style-name="P6"><text:span text:style-name="T2">- Promover la transferencia tecnológica</text:span></text:p>
          <text:p text:style-name="P6"><text:span text:style-name="T2"/></text:p>
          <text:p text:style-name="P6"><text:span text:style-name="T2">- </text:span></text:p>
          <text:p text:style-name="P6"><text:span text:style-name="T2"><text:s text:c="2"/>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9" draw:id="id9" draw:layer="layout" svg:width="5.947cm" svg:height="3.816cm" svg:x="11.164cm" svg:y="11.188cm">
          <text:p text:style-name="P6"><text:span text:style-name="T2">- Proporcionar herramientas para</text:span></text:p>
          <text:p text:style-name="P6"><text:span text:style-name="T2">mejorar la competitividad</text:span></text:p>
          <text:p text:style-name="P6"><text:span text:style-name="T2">- Proporcionar alternativas para los</text:span></text:p>
          <text:p text:style-name="P6"><text:span text:style-name="T2"><text:s text:c="2"/></text:span><text:span text:style-name="T2">procesos de producción.</text:span></text:p>
          <text:p text:style-name="P6"><text:span text:style-name="T2">- Realización de proyectos de </text:span></text:p>
          <text:p text:style-name="P6"><text:span text:style-name="T2"><text:s text:c="2"/></text:span><text:span text:style-name="T2">aplicación comercializables</text:span></text:p>
          <text:p text:style-name="P6"><text:span text:style-name="T2">- Transferencia tecnológica y</text:span></text:p>
          <text:p text:style-name="P6"><text:span text:style-name="T2"><text:s text:c="3"/></text:span><text:span text:style-name="T2">de conocimientos a la sociedad.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418cm" svg:x="13.653cm" svg:y="10.7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" draw:layer="layout" svg:width="2.223cm" svg:height="0.873cm" svg:x="7.896cm" svg:y="9.0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6.089cm" svg:height="2.101cm" svg:x="19.919cm" svg:y="16.601cm">
          <text:p/>
          <draw:enhanced-geometry svg:viewBox="0 0 21600 21600" draw:type="rectangle" draw:enhanced-path="M 0 0 L 21600 0 21600 21600 0 21600 0 0 Z N"/>
        </draw:custom-shape>
        <draw:connector draw:style-name="gr21" draw:text-style-name="P2" draw:layer="layout" svg:x1="17.111cm" svg:y1="13.096cm" svg:x2="20.609cm" svg:y2="12.669cm" draw:start-shape="id9" draw:start-glue-point="1" draw:end-shape="id10" draw:end-glue-point="3" svg:d="m17111 13096h1749v-427h1749">
          <text:p/>
        </draw:connector>
        <draw:connector draw:style-name="gr21" draw:text-style-name="P2" draw:layer="layout" svg:x1="17.111cm" svg:y1="13.096cm" svg:x2="20.607cm" svg:y2="15.434cm" draw:start-shape="id9" draw:start-glue-point="1" draw:end-shape="id11" svg:d="m17111 13096h1748v2338h1748">
          <text:p/>
        </draw:connector>
        <draw:connector draw:style-name="gr21" draw:text-style-name="P2" draw:layer="layout" svg:x1="17.111cm" svg:y1="13.096cm" svg:x2="20.607cm" svg:y2="17.639cm" draw:start-shape="id9" draw:start-glue-point="1" draw:end-shape="id12" draw:end-glue-point="3" svg:d="m17111 13096h1748v4543h1748">
          <text:p/>
        </draw:connector>
        <draw:connector draw:style-name="gr22" draw:text-style-name="P2" draw:layer="layout" draw:line-skew="0.197cm" svg:x1="17.395cm" svg:y1="15.777cm" svg:x2="20.463cm" svg:y2="13.316cm" draw:start-shape="id13" draw:start-glue-point="1" svg:d="m17395 15777h1995v-2461h1073">
          <text:p/>
        </draw:connector>
        <draw:connector draw:style-name="gr23" draw:text-style-name="P2" draw:layer="layout" svg:x1="18.167cm" svg:y1="9.477cm" svg:x2="20.609cm" svg:y2="12.669cm" draw:start-shape="id14" draw:start-glue-point="1" draw:end-shape="id10" draw:end-glue-point="3" svg:d="m18167 9477h1243v3192h1199">
          <text:p/>
        </draw:connector>
        <draw:connector draw:style-name="gr24" draw:text-style-name="P2" draw:layer="layout" svg:x1="18.167cm" svg:y1="9.477cm" svg:x2="20.296cm" svg:y2="9.487cm" draw:start-shape="id14" draw:start-glue-point="1" draw:end-shape="id15" draw:end-glue-point="3" svg:d="m18167 9477h1086v10h1043">
          <text:p/>
        </draw:connector>
        <draw:frame draw:style-name="gr25" draw:text-style-name="P8" xml:id="id11" draw:id="id11" draw:layer="layout" svg:width="4.392cm" svg:height="0.726cm" svg:x="20.607cm" svg:y="15.071cm">
          <draw:text-box>
            <text:p><text:span text:style-name="T1">Hardware Copyleft</text:span></text:p>
          </draw:text-box>
        </draw:frame>
        <draw:frame draw:style-name="gr29" draw:text-style-name="P8" xml:id="id10" draw:id="id10" draw:layer="layout" svg:width="3.99cm" svg:height="2.089cm" svg:x="20.609cm" svg:y="11.625cm">
          <draw:text-box>
            <text:p><text:span text:style-name="T1">Generación y</text:span></text:p>
            <text:p><text:span text:style-name="T1">Difusión de Conocimiento</text:span></text:p>
          </draw:text-box>
        </draw:frame>
        <draw:frame draw:style-name="gr25" draw:text-style-name="P8" draw:layer="layout" svg:width="7.7cm" svg:height="0.726cm" svg:x="18.396cm" svg:y="6.147cm">
          <draw:text-box>
            <text:p><text:span text:style-name="T1">Conocimiento como Bien Común</text:span></text:p>
          </draw:text-box>
        </draw:frame>
        <draw:frame draw:style-name="gr26" draw:text-style-name="P10" xml:id="id15" draw:id="id15" draw:layer="layout" svg:width="6.192cm" svg:height="1.979cm" svg:x="20.296cm" svg:y="8.498cm">
          <draw:text-box>
            <text:p><text:span text:style-name="T6">Creación de Habilidades Necesarias Para una Transferencia Tecnológica <text:s/>Exitosa</text:span></text:p>
          </draw:text-box>
        </draw:frame>
        <draw:frame draw:style-name="gr25" draw:text-style-name="P10" xml:id="id12" draw:id="id12" draw:layer="layout" svg:width="4.816cm" svg:height="1.115cm" svg:x="20.607cm" svg:y="17.082cm">
          <draw:text-box>
            <text:p><text:span text:style-name="T6">Creación de empresas de base tecnológic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60%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 draw:shadow-opacity="6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arlos Camargo</meta:initial-creator>
    <meta:creation-date>2010-05-05T16:34:17</meta:creation-date>
    <dc:date>2011-06-20T11:39:14</dc:date>
    <dc:creator>Carlos Camargo</dc:creator>
    <meta:editing-duration>P1DT2H58M</meta:editing-duration>
    <meta:editing-cycles>137</meta:editing-cycles>
    <meta:generator>LibreOffice/3.3$Linux LibreOffice_project/330m19$Build-202</meta:generator>
    <meta:printed-by>Carlos Camargo</meta:printed-by>
    <meta:print-date>2010-05-06T17:11:12</meta:print-date>
    <meta:document-statistic meta:object-count="82"/>
  </office:meta>
</office:document-meta>
</file>